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0,225,448,34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8,997,129,473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6,089,550,659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6,211,372,702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,377,987,20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8,651,334,287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3,296,438,306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3,756,238,766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7,237,782,849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2,355,601,273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4,616,537,618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7,856,270,473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3,429,430,050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0,737,500,188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,624,440,836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,691,367,471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,196,260,656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495,806,43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,855,705,139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,837,070,235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,260,481,57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,965,225,67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,788,391,78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7:00.031144122</dc:date>
    <meta:editing-duration>PT5H28M20S</meta:editing-duration>
    <meta:editing-cycles>132</meta:editing-cycles>
    <meta:generator>LibreOffice/7.2.6.2$Linux_X86_64 LibreOffice_project/20$Build-2</meta:generator>
    <meta:document-statistic meta:table-count="1" meta:cell-count="48" meta:object-count="0"/>
  </office:meta>
</office:document-meta>
</file>